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ffb5b" officeooo:paragraph-rsid="000ffb5b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1343da" officeooo:paragraph-rsid="001343da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13d083" officeooo:paragraph-rsid="0013d083"/>
    </style:style>
    <style:style style:name="T1" style:family="text">
      <style:text-properties officeooo:rsid="00117aae"/>
    </style:style>
    <style:style style:name="T2" style:family="text">
      <style:text-properties officeooo:rsid="001234bd"/>
    </style:style>
    <style:style style:name="T3" style:family="text">
      <style:text-properties officeooo:rsid="0013d083"/>
    </style:style>
    <style:style style:name="T4" style:family="text">
      <style:text-properties officeooo:rsid="0014e7fa"/>
    </style:style>
    <style:style style:name="T5" style:family="text">
      <style:text-properties officeooo:rsid="00163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 think I already have a similar but more general statement like this in my resume, but the goal is to address my interest and knowledge of Cyberseurity specifically.</text:p>
      <text:p text:style-name="P1"/>
      <text:p text:style-name="P1"><text:tab/>I know a bit about Cybersecurity from courses I have taken previous to the Google Cybersecurity Professi<text:span text:style-name="T1">o</text:span>nal Certificate I am currently working on and I will learn more about Cybersecurity <text:s/>through this course. <text:span text:style-name="T3">I look forward to learning more about using </text:span><text:span text:style-name="T4">C</text:span><text:span text:style-name="T3">yberseruity tools. </text:span>I understand the types of attacks and malware that threat actors use, and the types of threat actors, I understand how Cryptography and hashing works, I understand best practices such as strong passwords, <text:span text:style-name="T1">and </text:span>I understand how <text:span text:style-name="T1">S</text:span>ocial <text:span text:style-name="T1">E</text:span>ngineering works. I already have some knowledge of Linux, SQL, and Python which the Google Cybersecurity Professi<text:span text:style-name="T1">o</text:span>nal Certificate says are import<text:span text:style-name="T1">ant</text:span> tools for cybersecurity.</text:p>
      <text:p text:style-name="P1"/>
      <text:p text:style-name="P2"><text:tab/>I value consistently and methodically adhering to best practices and procedures, probably because of my neurodivergence. I don't like arbitrary ways of doing things.</text:p>
      <text:p text:style-name="P2"/>
      <text:p text:style-name="P3"><text:tab/>I think what interests me the most about Cybersecurity is learning more about malware since I can do some programming myself<text:span text:style-name="T5">,</text:span> but I do not know how malicious code is written. The Social Engineering aspect of <text:span text:style-name="T5">Cybersecurity</text:span> is also interesting <text:span text:style-name="T5">to me </text:span>because the human element is often the most vulnerable part of a system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9T09:19:01.215000000</dc:date>
    <meta:editing-duration>PT26M43S</meta:editing-duration>
    <meta:editing-cycles>8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4" meta:word-count="213" meta:character-count="1337" meta:non-whitespace-character-count="1123"/>
  </office:meta>
</office:document-meta>
</file>